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ng Shim: An Sung Tang Myun Ramyun</text:h>
      <text:h text:style-name="Heading_20_2" text:outline-level="2">Besonderheiten:</text:h>
      <text:p text:style-name="P1">Große Menge</text:p>
      <text:h text:style-name="Heading_20_2" text:outline-level="2">Geschmack:</text:h>
      <text:p text:style-name="P1">Nudeln nehmen Geschmack nach „offizieller“ Garzeit nicht wirklich an und sind noch relativ bissfest. Daher empfehlen wir die Nudeln circa 10 Minuten garen zu lassen.</text:p>
      <text:p text:style-name="P1">Die Suppe hat einen ausgeprägten Geschmack, ohne dabei chemisch zu wirken. Die Schärfe überschattet nicht den Geschmack, sondern fällt positiv auf.</text:p>
      <text:p text:style-name="P1"/>
      <text:h text:style-name="Heading_20_3" text:outline-level="3">Nong Shim: Shin Ramyun Hot&amp;Spicy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Geschmack ist vorhanden, wird aber durch die Schärfe extrem überdeckt, trotzdem schmeckt es nicht zu chemisch. Garzeit erhöhen, weil Nudeln sonst zu hart und Geschmack nicht angenommen.</text:p>
      <text:p text:style-name="P1">Zusatz-Fleisch ist zäh und das Zusatz-Gemüse teilweise hart und keinen wirklichen Geschmack. Nette Idee, bloß an der Umsetzung gescheitert.</text:p>
      <text:p text:style-name="P1"/>
      <text:h text:style-name="Heading_20_3" text:outline-level="3">Nong Shim: Kimchi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Hervorragend mit wenig Schärfe. Das Gemüse ist weich, reichlich und hat einen guten Geschmack. Keine Empfehlung für Personen die etwas sehr Scharfes suchen, sonst uneingeschränkt empfehlenswert.</text:p>
      <text:p text:style-name="P1"/>
      <text:p text:style-name="P1"/>
      <text:h text:style-name="Heading_20_3" text:outline-level="3"><text:soft-page-break/>Indomie: Jumbo Mi Goreng - Rasa Ayam Panggang</text:h>
      <text:h text:style-name="Heading_20_2" text:outline-level="2">Besonderheiten:</text:h>
      <text:p text:style-name="P1">Große Menge</text:p>
      <text:p text:style-name="P1">lange Nudeln</text:p>
      <text:p text:style-name="P1">kein Ramen</text:p>
      <text:h text:style-name="Heading_20_2" text:outline-level="2">Geschmack:</text:h>
      <text:p text:style-name="P1">Süßlicher Geschmack mit sehr wenig Schärfe. Zubereitung ist für Instant Food sehr aufwendig und eine riesen Schweinerei!</text:p>
      <text:p text:style-name="P1"/>
      <text:h text:style-name="Heading_20_3" text:outline-level="3">President: Unif-100 Chicken</text:h>
      <text:h text:style-name="Heading_20_2" text:outline-level="2">Geschmack:</text:h>
      <text:p text:style-name="P1">extremer kohlgeschmack, null huhngeschmack, recht abartig, aber nicht chemisch</text:p>
      <text:p text:style-name="P1">geruch ist super zum ramen esen abgewöhnen</text:p>
      <text:p text:style-name="P1">sehr viel gemüse, allerdings kein einziges stückchen huhn, nudeln sehr dünn</text:p>
      <text:p text:style-name="P1">schärfe ist nicht vorhanden.</text:p>
      <text:p text:style-name="P1"/>
      <text:h text:style-name="Heading_20_3" text:outline-level="3">Nissin: Cup Nudeln Rind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ein wenig nach Rind und die Fleischstückchen sind sogar sehr geschmacksintensiv. Gemüse ist vorhanden (Erbsen, Karotten, Mais), könnte aber ruhig ein wenig mehr sein.</text:p>
      <text:p text:style-name="P1">Für eine kleine Zwischenmahlzeit sind diese Cup Ramen sicherlich ganz gut geeignet, doch allzu viel mit Ramen haben sie nicht zu tun.</text:p>
      <text:p text:style-name="P1"/>
      <text:h text:style-name="Heading_20_3" text:outline-level="3">Nissin: Cup Nudeln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trotz ein wenig Schärfe und nicht genau definierbarem Geschmack nicht chemisch. Nach einem Blick auf die Zutatenliste lässt sich aber sogar ein leichter Hühnerbrühe-Geschmack erkennen, der allerdings durch asiatische Gewürze und Sojabeigabe nicht stört. Außerdem fällt die Gemüsebeilage (Paprika, Frühlingszwiebeln, Tomate) sehr großzügig aus, könnte allerdings aus asiatischerem Gemüse bestehen.</text:p>
      <text:p text:style-name="P1">Als „Einstiegs-Ramen“ eine recht gute Wahl, für erfahrenere Ramen-Esser muss was anderes her.</text:p>
      <text:h text:style-name="Heading_20_3" text:outline-level="3"><text:soft-page-break/>Mama: Oriental Style Instant Noodles Pork Flavour</text:h>
      <text:h text:style-name="Heading_20_2" text:outline-level="2">Geschmack:</text:h>
      <text:p text:style-name="P1">Die Suppe ist, zumindest wenn man viel vom Chili-Pulver erwischt, relativ scharf und schmeckt durchschnittlich gut. Allerdings lässt sich das angebliche Pork Flavour nicht erkennen, bei lediglich 0,2% Schweinefleischaroma laut Packungsangabe aber auch nicht sehr verwunderlich.</text:p>
      <text:p text:style-name="P1">An Gemüseeinlage ist so gut wie nichts vorhanden, lediglich ~4-5 Porree-Schnipsel verirren sich mal mit auf die Stäbchen. Fleisch ist gar nicht vorhanden.</text:p>
      <text:p text:style-name="P1"/>
      <text:h text:style-name="Heading_20_3" text:outline-level="3">Nissin: Damae Ramen Spicy</text:h>
      <text:h text:style-name="Heading_20_2" text:outline-level="2">Geschmack:</text:h>
      <text:p text:style-name="P1">Eine recht scharfe Suppe, auch wenn noch Platz nach oben ist. Die Schärfe scheint vom beigelegten Öl zu kommen, welches mit der einzige Unterschied zur Standard-Variante von Nissin ist. Vom Geschmack her relativ durchschnittlich, aber nichtsdestotrotz ganz lecker, schmeckt ein wenig nach Sesam. Gemüsestückchen oder Sonstiges fehlen leider fast komplett, nur 1 oder 2 Krümel sind zu sehen.</text:p>
      <text:p text:style-name="P1"/>
      <text:h text:style-name="Heading_20_3" text:outline-level="3">Nissin: Damae Ramen</text:h>
      <text:h text:style-name="Heading_20_2" text:outline-level="2">Geschmack:</text:h>
      <text:p text:style-name="P1">Wie bei allen Nissin Damae Ramen ist der Grundgeschmack dieser Suppe Sesam.</text:p>
      <text:p text:style-name="P1">Allerdings wird hier komplett auf andere Zusätze (zumindest geschmacksgebende) verzichtet. Klingt im ersten Moment vielleicht etwas langweilig, doch ist verdammt lecker.</text:p>
      <text:p text:style-name="P1">Schon beim Öffnen der Tüten kommt einem der leicht angeröstete Sesamgeruch entgegen, den das Sesamöl abgibt.</text:p>
      <text:p text:style-name="P1">Scharf ist die Suppe so gut wie gar nicht und auch nach Gemüseeinlagen etc. sucht man recht vergebens.</text:p>
      <text:p text:style-name="P1">Alles in allem eine meiner Meinung nach sehr gute Suppe, bei der man aber überlegen sollte, bei regelmäßigem Verzehr noch extra Gemüse hinzuzufügen.</text:p>
      <text:p text:style-name="P1"/>
      <text:h text:style-name="Heading_20_3" text:outline-level="3">Nong Shim: Big Bowl Noodle Udon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minimale Schärfe</text:p>
      <text:p text:style-name="P1">sehr viel Gemüsezeug + Naruto-maki + große getrocknete Fischstückchen</text:p>
      <text:p text:style-name="P1">sehr fischiger Geruch und Geschmack</text:p>
      <text:p text:style-name="P1"/>
      <text:h text:style-name="Heading_20_3" text:outline-level="3"><text:soft-page-break/>Jin Mai Lang: Spicy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scharf</text:p>
      <text:p text:style-name="P1">viel Gemüsezeug (+ eklig aussehende Paste)</text:p>
      <text:p text:style-name="P1">eine leicht fettige, gut gewürzte Brühe mit leichtem Rindfleischgeschmack</text:p>
      <text:p text:style-name="P1"/>
      <text:h text:style-name="Heading_20_3" text:outline-level="3">Jin Mai Lang: Stew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viel Gemüsezeug (+ eklig aussehende Paste)</text:p>
      <text:p text:style-name="P1">eine leicht fettige, leckere Brühe mit Rindfleischgeschmack, ähnlich dem Spicy Beef Flavour, nur ohne Schärfe und dadurch etwas mehr Geschmack</text:p>
      <text:p text:style-name="P1"/>
      <text:h text:style-name="Heading_20_3" text:outline-level="3">Nissin: Damae Ramen Tokyo Shoyu Flavour</text:h>
      <text:h text:style-name="Heading_20_2" text:outline-level="2">Geschmack:</text:h>
      <text:p text:style-name="P1">Geschmack eine sehr leckere Mischung aus Soja-Sauce, Seafood, Hühnchen und Schwein. Soja-Sauce dabei nicht zu extrem im Geschmack.</text:p>
      <text:p text:style-name="P1">Null Schärfe.</text:p>
      <text:p text:style-name="P1">Eine Tüte mit gehäckselten Nori ist einzige Beilage, fehlt definitv eine andere Beilage.</text:p>
      <text:p text:style-name="P1">Vielleicht weniger Wasser als angegeben benutzen, da sonst etwas zu wenig Geschmack.</text:p>
      <text:p text:style-name="P1"/>
      <text:h text:style-name="Heading_20_3" text:outline-level="3">Nong Shim: Bowl Noodle Soup Hot &amp;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guter Geschmack mit mittlerer Schärfe. Auch die Nudeln selbst lecker. Viel Extrazeugs wie Naruto-Maki + Lauch o.ä.. Leicht fischig, aber nicht zu stark.</text:p>
      <text:p text:style-name="P1"/>
      <text:p text:style-name="P1"/>
      <text:h text:style-name="Heading_20_3" text:outline-level="3"><text:soft-page-break/>Nong Shim: Champong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Viel getrockneter Fisch, Seetang, Kürbis etc., dadurch und auch durch die Suppe recht fischiger Geschmack (mir zu fischig, ohne das Extra-Fisch-Zeugs würds mir wahrscheinlich besser schmecken, da eigentlich echt leckere Suppe). Relativ scharf.</text:p>
      <text:p text:style-name="P1"/>
      <text:h text:style-name="Heading_20_3" text:outline-level="3">Yato: Kimchi Ramyun</text:h>
      <text:h text:style-name="Heading_20_2" text:outline-level="2">Geschmack:</text:h>
      <text:p text:style-name="P1">Intensiver Geschmack, aber eher durchschnittlich gut. Ein wenig fettig. Relativ schwarf. Zwar relativ viel Gemüsezeug bei, viel Geschmack hat es aber nicht und man merkt es kaum.</text:p>
      <text:p text:style-name="P1"/>
      <text:h text:style-name="Heading_20_3" text:outline-level="3">Ottogi: Kimchi Ramen</text:h>
      <text:h text:style-name="Heading_20_2" text:outline-level="2">Geschmack:</text:h>
      <text:p text:style-name="P1">Weniger Geschmack als andere Kimchi Ramen, dafür etwas schärfer. Gemüsezeug so gut wie nicht vorhan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initial-creator>Sebastian Brandt</meta:initial-creator>
    <meta:creation-date>2008-06-28T18:32:15</meta:creation-date>
    <dc:date>2012-08-08T15:55:32.52</dc:date>
    <meta:editing-cycles>46</meta:editing-cycles>
    <meta:editing-duration>PT3H51M5S</meta:editing-duration>
    <meta:document-statistic meta:table-count="0" meta:image-count="0" meta:object-count="0" meta:page-count="5" meta:paragraph-count="107" meta:word-count="914" meta:character-count="6470" meta:non-whitespace-character-count="5663"/>
    <meta:user-defined meta:name="Info 1"/>
    <meta:user-defined meta:name="Info 2"/>
    <meta:user-defined meta:name="Info 3"/>
    <meta:user-defined meta:name="Info 4"/>
  </office:meta>
</office:document-meta>
</file>